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4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KaTeX Main" loext:padding="0cm" loext:border="none"/>
    </style:style>
    <style:style style:name="T2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3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7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style="italic" loext:padding="0cm" loext:border="none"/>
    </style:style>
    <style:style style:name="T15" style:family="text">
      <style:text-properties style:font-name="inherit" fo:font-style="italic"/>
    </style:style>
    <style:style style:name="T16" style:family="text">
      <style:text-properties style:font-name="inherit" fo:font-style="italic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ef Plays Ludo</text:h>
      <text:p text:style-name="P6"/>
      <text:h text:style-name="P2" text:outline-level="2">Problem</text:h>
      <text:p text:style-name="P8">Chef is playing Ludo. According to the rules of Ludo, a player can enter a new token into the play only when he rolls a <draw:frame draw:style-name="fr1" draw:name="Quadro1" text:anchor-type="char" svg:width="0.041cm" draw:z-index="0"><draw:text-box fo:min-height="0.041cm"><text:p text:style-name="P7">6</text:p></draw:text-box></draw:frame><text:span text:style-name="T1">6</text:span> on the die.</text:p>
      <text:p text:style-name="P8">In the current turn, Chef rolled the number <draw:frame draw:style-name="fr1" draw:name="Quadro2" text:anchor-type="char" svg:width="0.041cm" draw:z-index="1"><draw:text-box fo:min-height="0.041cm"><text:p text:style-name="P7">�</text:p></draw:text-box></draw:frame><text:span text:style-name="T16">X</text:span> on the die. Determine if Chef can enter a new token into the play in the current turn or not.</text:p>
      <text:h text:style-name="P3" text:outline-level="3">Input Format</text:h>
      <text:list xml:id="list2815370021" text:style-name="L3">
        <text:list-item>
          <text:p text:style-name="P10">The first line contains a single integer <draw:frame draw:style-name="fr1" draw:name="Quadro3" text:anchor-type="char" svg:width="0.041cm" draw:z-index="2"><draw:text-box fo:min-height="0.041cm"><text:p text:style-name="P7">�</text:p></draw:text-box></draw:frame><text:span text:style-name="T14">T</text:span> — the number of test cases. Then the test cases follow.</text:p>
        </text:list-item>
        <text:list-item>
          <text:p text:style-name="P10">The first and only line of each test case contains one integer <draw:frame draw:style-name="fr1" draw:name="Quadro4" text:anchor-type="char" svg:width="0.041cm" draw:z-index="3"><draw:text-box fo:min-height="0.041cm"><text:p text:style-name="P7">�</text:p></draw:text-box></draw:frame><text:span text:style-name="T14">X</text:span> — the number rolled by the Chef on the die.</text:p>
        </text:list-item>
      </text:list>
      <text:h text:style-name="P3" text:outline-level="3">Output Format</text:h>
      <text:p text:style-name="P12"><text:span text:style-name="T10">For each test case, output </text:span><text:span text:style-name="Source_20_Text"><text:span text:style-name="T11">YES</text:span></text:span><text:span text:style-name="T10"> if the Chef can enter a new token in the game. Otherwise, output </text:span><text:span text:style-name="Source_20_Text"><text:span text:style-name="T11">NO</text:span></text:span><text:span text:style-name="T10">.</text:span></text:p>
      <text:p text:style-name="P12"><text:span text:style-name="T10">You may print each character of </text:span><text:span text:style-name="Source_20_Text"><text:span text:style-name="T11">YES</text:span></text:span><text:span text:style-name="T10"> and </text:span><text:span text:style-name="Source_20_Text"><text:span text:style-name="T11">NO</text:span></text:span><text:span text:style-name="T10"> in uppercase or lowercase (for example, </text:span><text:span text:style-name="Source_20_Text"><text:span text:style-name="T11">yes</text:span></text:span><text:span text:style-name="T10">, </text:span><text:span text:style-name="Source_20_Text"><text:span text:style-name="T11">yEs</text:span></text:span><text:span text:style-name="T10">, </text:span><text:span text:style-name="Source_20_Text"><text:span text:style-name="T11">Yes</text:span></text:span><text:span text:style-name="T10"> will be considered identical).</text:span></text:p>
      <text:h text:style-name="P3" text:outline-level="3">Constraints</text:h>
      <text:list xml:id="list1569922761" text:style-name="L4">
        <text:list-item>
          <text:p text:style-name="P11"><draw:frame draw:style-name="fr1" draw:name="Quadro5" text:anchor-type="char" svg:width="0.041cm" draw:z-index="4"><draw:text-box fo:min-height="0.041cm"><text:p text:style-name="P7">1≤�≤6</text:p></draw:text-box></draw:frame>1≤<text:span text:style-name="T15">T</text:span>≤6</text:p>
        </text:list-item>
        <text:list-item>
          <text:p text:style-name="P11"><draw:frame draw:style-name="fr1" draw:name="Quadro6" text:anchor-type="char" svg:width="0.041cm" draw:z-index="5"><draw:text-box fo:min-height="0.041cm"><text:p text:style-name="P7">1≤�≤6</text:p></draw:text-box></draw:frame>1≤<text:span text:style-name="T15">X</text:span>≤6</text:p>
        </text:list-item>
      </text:list>
      <text:h text:style-name="P3" text:outline-level="3">Sample 1:</text:h>
      <text:p text:style-name="P9">Input</text:p>
      <text:p text:style-name="P9">Output</text:p>
      <text:p text:style-name="P4">3</text:p>
      <text:p text:style-name="P5">1</text:p>
      <text:p text:style-name="P5">6</text:p>
      <text:p text:style-name="P5">3</text:p>
      <text:p text:style-name="P4">NO</text:p>
      <text:p text:style-name="P5">YES</text:p>
      <text:p text:style-name="P5">NO</text:p>
      <text:h text:style-name="P3" text:outline-level="3">Explanation:</text:h>
      <text:p text:style-name="P13"><text:span text:style-name="Strong_20_Emphasis"><text:span text:style-name="T12">Test Case 1:</text:span></text:span><text:span text:style-name="T10"> Since Chef did not roll a </text:span><draw:frame draw:style-name="fr1" draw:name="Quadro7" text:anchor-type="char" svg:width="0.041cm" draw:z-index="6"><draw:text-box fo:min-height="0.041cm"><text:p text:style-name="P7">6</text:p></draw:text-box></draw:frame><text:span text:style-name="T13">6</text:span><text:span text:style-name="T10">, he can not enter a new token in the play.</text:span></text:p>
      <text:p text:style-name="P13"><text:span text:style-name="Strong_20_Emphasis"><text:span text:style-name="T12">Test Case 2:</text:span></text:span><text:span text:style-name="T10"> Since Chef rolled a </text:span><draw:frame draw:style-name="fr1" draw:name="Quadro8" text:anchor-type="char" svg:width="0.041cm" draw:z-index="7"><draw:text-box fo:min-height="0.041cm"><text:p text:style-name="P7">6</text:p></draw:text-box></draw:frame><text:span text:style-name="T13">6</text:span><text:span text:style-name="T10">, he can enter a new token in the play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0:33:09.238000000</dc:date>
    <meta:editing-duration>PT40S</meta:editing-duration>
    <meta:editing-cycles>1</meta:editing-cycles>
    <meta:document-statistic meta:table-count="0" meta:image-count="0" meta:object-count="0" meta:page-count="1" meta:paragraph-count="34" meta:word-count="212" meta:character-count="991" meta:non-whitespace-character-count="815"/>
    <meta:generator>LibreOffice/7.2.2.2$Windows_X86_64 LibreOffice_project/02b2acce88a210515b4a5bb2e46cbfb63fe97d56</meta:generator>
  </office:meta>
</office:document-meta>
</file>